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4e4e"/>
    </style:style>
    <style:style style:name="T1" style:family="text">
      <style:text-properties officeooo:rsid="001a4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tivation: allow Vermonters to express their opionions; increases responsiveness</text:span></text:p>
      <text:p text:style-name="P1"><text:span text:style-name="T1"/></text:p>
      <text:p text:style-name="P1"><text:span text:style-name="T1">Obstacles: traditional methods (e.g. direct interaction) require too much time and effort </text:span></text:p>
      <text:p text:style-name="P1"><text:span text:style-name="T1">Traditional means of communicating with lawmakers are toothless-the lack of transparency means there's no way to hold lawmakers accountable for diverging from their constituents, especially for bills that fail to attract attention and accompanying polling.</text:span></text:p>
      <text:p text:style-name="P1"><text:span text:style-name="T1"/></text:p>
      <text:p text:style-name="P1"><text:span text:style-name="T1"/></text:p>
      <text:p text:style-name="P1"><text:span text:style-name="T1">Similar efforts: Madison</text:span></text:p>
      <text:p text:style-name="P1"><text:span text:style-name="T1"/></text:p>
      <text:p text:style-name="P1"><text:span text:style-name="T1">Improvements: Gamification; design; mobile app; develop a correction for sampling bias as polls completed-train a ML algo against more established phone polls; correction using Facebook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ffney</meta:initial-creator>
    <meta:creation-date>2013-12-28T18:18:00</meta:creation-date>
    <dc:date>2013-12-28T18:21:32</dc:date>
    <dc:creator>Michael Gaffney</dc:creator>
    <meta:editing-duration>P0D</meta:editing-duration>
    <meta:editing-cycles>1</meta:editing-cycles>
    <meta:document-statistic meta:table-count="0" meta:image-count="0" meta:object-count="0" meta:page-count="1" meta:paragraph-count="5" meta:word-count="84" meta:character-count="637" meta:non-whitespace-character-count="557"/>
    <meta:generator>LibreOffice/4.0.2.2$Linux_x86 LibreOffice_project/400m0$Build-2</meta:generator>
  </office:meta>
</office:document-meta>
</file>